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c827"/>
    </style:style>
    <style:style style:name="P2" style:family="paragraph" style:parent-style-name="Standard">
      <style:paragraph-properties fo:text-align="center" style:justify-single-word="false"/>
      <style:text-properties officeooo:paragraph-rsid="000ac827"/>
    </style:style>
    <style:style style:name="P3" style:family="paragraph" style:parent-style-name="Standard">
      <style:paragraph-properties fo:text-align="center" style:justify-single-word="false"/>
      <style:text-properties officeooo:paragraph-rsid="000fe5e3"/>
    </style:style>
    <style:style style:name="P4" style:family="paragraph" style:parent-style-name="Standard">
      <style:paragraph-properties fo:text-align="start" style:justify-single-word="false"/>
      <style:text-properties officeooo:paragraph-rsid="000ac827"/>
    </style:style>
    <style:style style:name="P5" style:family="paragraph" style:parent-style-name="Standard">
      <style:paragraph-properties fo:text-align="start" style:justify-single-word="false"/>
      <style:text-properties officeooo:paragraph-rsid="000fe5e3"/>
    </style:style>
    <style:style style:name="P6" style:family="paragraph" style:parent-style-name="Standard" style:list-style-name="L1">
      <style:text-properties officeooo:paragraph-rsid="000ac827"/>
    </style:style>
    <style:style style:name="P7" style:family="paragraph" style:parent-style-name="Standard" style:list-style-name="L1">
      <style:text-properties officeooo:paragraph-rsid="000ca5d7"/>
    </style:style>
    <style:style style:name="P8" style:family="paragraph" style:parent-style-name="Standard" style:list-style-name="L1">
      <style:text-properties officeooo:paragraph-rsid="000e8a4c"/>
    </style:style>
    <style:style style:name="T1" style:family="text">
      <style:text-properties officeooo:rsid="000ac827"/>
    </style:style>
    <style:style style:name="T2" style:family="text">
      <style:text-properties officeooo:rsid="000ca5d7"/>
    </style:style>
    <style:style style:name="T3" style:family="text">
      <style:text-properties officeooo:rsid="000e8a4c"/>
    </style:style>
    <style:style style:name="T4" style:family="text">
      <style:text-properties fo:font-style="italic" officeooo:rsid="000e8a4c" style:font-style-asian="italic" style:font-style-complex="italic"/>
    </style:style>
    <style:style style:name="T5" style:family="text">
      <style:text-properties fo:font-style="italic" officeooo:rsid="000fe5e3" style:font-style-asian="italic" style:font-style-complex="italic"/>
    </style:style>
    <style:style style:name="T6" style:family="text">
      <style:text-properties fo:font-style="normal" officeooo:rsid="000e8a4c" style:font-style-asian="normal" style:font-style-complex="normal"/>
    </style:style>
    <style:style style:name="T7" style:family="text">
      <style:text-properties fo:font-style="normal" officeooo:rsid="000fe5e3" style:font-style-asian="normal" style:font-style-complex="normal"/>
    </style:style>
    <style:style style:name="T8" style:family="text">
      <style:text-properties officeooo:rsid="000fe5e3"/>
    </style:style>
    <style:style style:name="T9" style:family="text">
      <style:text-properties officeooo:rsid="00108d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evor Bramwell</text:span></text:p>
      <text:p text:style-name="P1"><text:span text:style-name="T1">May 11, 2013</text:span></text:p>
      <text:p text:style-name="P1"><text:span text:style-name="T1">PHL160 – Quests for Meaning: World Religions</text:span></text:p>
      <text:p text:style-name="P1"><text:span text:style-name="T1">Dr. David Scott Arnold</text:span></text:p>
      <text:p text:style-name="P1"><text:span text:style-name="T1"/></text:p>
      <text:p text:style-name="P2">Second Class Homework Assignment</text:p>
      <text:p text:style-name="P1"><text:line-break/><text:span text:style-name="T3">Houston Smith states in his book </text:span><text:span text:style-name="T4">World Religions</text:span><text:span text:style-name="T6">, “Six aspects of religion surface so regularly as to suggest their seeds are in the human makeup.” These six aspects are authority, ritual, speculation, tradition, grace, and mystery.</text:span></text:p>
      <text:p text:style-name="P1"/>
      <text:list xml:id="list1646988868003884234" text:style-name="L1">
        <text:list-item>
          <text:p text:style-name="P6"><text:span text:style-name="T1">Authority</text:span></text:p>
          <text:list>
            <text:list-item>
              <text:p text:style-name="P7"><text:span text:style-name="T2">As religions grow, like organizations, they require more structure and thus more authority to keep the structure in place. </text:span><text:span text:style-name="T9">As with any organizations with a power structure, power can be wielded justly, or abused.</text:span></text:p>
            </text:list-item>
          </text:list>
        </text:list-item>
        <text:list-item>
          <text:p text:style-name="P6"><text:span text:style-name="T1">Ritual</text:span></text:p>
          <text:list>
            <text:list-item>
              <text:p text:style-name="P6"><text:span text:style-name="T1">“</text:span><text:span text:style-name="T2">Religion was danced out, before it was taught out” </text:span><text:span text:style-name="T9">Ritual provides a framework to developing discipline. It also allows people to feel like they are part of something outside of themselves. Something bigger.</text:span></text:p>
            </text:list-item>
          </text:list>
        </text:list-item>
        <text:list-item>
          <text:p text:style-name="P6"><text:span text:style-name="T1">Speculation</text:span></text:p>
          <text:list>
            <text:list-item>
              <text:p text:style-name="P8"><text:span text:style-name="T3">We want answers to the hard questions.</text:span></text:p>
            </text:list-item>
          </text:list>
        </text:list-item>
        <text:list-item>
          <text:p text:style-name="P6"><text:span text:style-name="T1">Tradition</text:span></text:p>
          <text:list>
            <text:list-item>
              <text:p text:style-name="P6"><text:span text:style-name="T1">“</text:span><text:span text:style-name="T2">conserves what past generations have learned...</text:span><text:span text:style-name="T3">inspires present templates for action”</text:span></text:p>
            </text:list-item>
          </text:list>
        </text:list-item>
        <text:list-item>
          <text:p text:style-name="P6"><text:span text:style-name="T1">Grace</text:span></text:p>
          <text:list>
            <text:list-item>
              <text:p text:style-name="P6"><text:span text:style-name="T1">“</text:span><text:span text:style-name="T3">Reality is ultimately on our side”</text:span></text:p>
            </text:list-item>
          </text:list>
        </text:list-item>
        <text:list-item>
          <text:p text:style-name="P6"><text:span text:style-name="T1">Mystery</text:span></text:p>
          <text:list>
            <text:list-item>
              <text:p text:style-name="P8"><text:span text:style-name="T3">We can not comprehend the eternal, or infinite, so we are drawn to it. We probe it's depths and seek for it's hidden wonders.</text:span></text:p>
            </text:list-item>
          </text:list>
        </text:list-item>
      </text:list>
      <text:p text:style-name="P1"/>
      <text:p text:style-name="P1"><text:span text:style-name="T1">D</text:span>efine "bodhisattva" (p 124)--that is, what ideal is being realized by this figure?</text:p>
      <text:p text:style-name="P4"><text:span text:style-name="T1"/></text:p>
      <text:p text:style-name="Text_20_body"><text:span text:style-name="T1">“</text:span><text:span text:style-name="T3">one whose essance (</text:span><text:span text:style-name="T4">sattva</text:span><text:span text:style-name="T6">) is perfected wisdom (</text:span><text:span text:style-name="T4">bodhi</text:span><text:span text:style-name="T6">)” Reaches </text:span><text:span text:style-name="T4">nirvana</text:span><text:span text:style-name="T6">, returns to make </text:span><text:span text:style-name="T4">nirvana</text:span><text:span text:style-name="T6"> available to everyone. 4 men travel in the desert, come across a compound with high walls. First 3 </text:span><text:span text:style-name="T4">Arhats</text:span><text:span text:style-name="T6">; last </text:span><text:span text:style-name="T4">boddhisattva</text:span><text:span text:style-name="T6"> “until the grass itself be enlightened. </text:span><text:span text:style-name="T4">Arhats</text:span><text:span text:style-name="T6"> – Theravadins, </text:span><text:span text:style-name="T4">boddhisattva</text:span><text:span text:style-name="T6"> – Mahayanas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pan text:style-name="T8">References</text:span></text:p>
      <text:p text:style-name="P3"><text:span text:style-name="T8"/></text:p>
      <text:p text:style-name="P5"><text:span text:style-name="T8">Smith, Houston. </text:span><text:span text:style-name="T5">World Religions</text:span><text:span text:style-name="T7">. New York: HarperCollins, 1991. Pr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09:44:28</meta:creation-date>
    <dc:date>2013-05-11T11:43:11</dc:date>
    <meta:editing-duration>PT1H51M47S</meta:editing-duration>
    <meta:editing-cycles>3</meta:editing-cycles>
    <meta:generator>LibreOffice/4.0.3.3$Linux_X86_64 LibreOffice_project/400m0$Build-3</meta:generator>
    <meta:document-statistic meta:table-count="0" meta:image-count="0" meta:object-count="0" meta:page-count="1" meta:paragraph-count="22" meta:word-count="256" meta:character-count="1594" meta:non-whitespace-character-count="1369"/>
  </office:meta>
</office:document-meta>
</file>